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53in"/>
    </style:style>
    <style:style style:name="co2" style:family="table-column">
      <style:table-column-properties fo:break-before="auto" style:column-width="1.848in"/>
    </style:style>
    <style:style style:name="co3" style:family="table-column">
      <style:table-column-properties fo:break-before="auto" style:column-width="1.5091in"/>
    </style:style>
    <style:style style:name="co4" style:family="table-column">
      <style:table-column-properties fo:break-before="auto" style:column-width="2.198in"/>
    </style:style>
    <style:style style:name="co5" style:family="table-column">
      <style:table-column-properties fo:break-before="auto" style:column-width="2.000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lassical</text:p>
          </table:table-cell>
          <table:table-cell office:value-type="string">
            <text:p>Electronic</text:p>
          </table:table-cell>
          <table:table-cell office:value-type="string">
            <text:p>Jazz/Blues</text:p>
          </table:table-cell>
          <table:table-cell office:value-type="string">
            <text:p>Metal/Punk</text:p>
          </table:table-cell>
          <table:table-cell office:value-type="string">
            <text:p>Rock/Pop</text:p>
          </table:table-cell>
          <table:table-cell office:value-type="string">
            <text:p>World</text:p>
          </table:table-cell>
          <table:table-cell office:value-type="string">
            <text:p>Combined</text:p>
          </table:table-cell>
        </table:table-row>
        <table:table-row table:style-name="ro2">
          <table:table-cell office:value-type="string">
            <text:p>ZCR Mean</text:p>
          </table:table-cell>
          <table:table-cell office:value-type="string">
            <text:p>S Slope Mean</text:p>
          </table:table-cell>
          <table:table-cell office:value-type="string">
            <text:p>S Rolloff Variance</text:p>
          </table:table-cell>
          <table:table-cell office:value-type="string">
            <text:p>Mfcc 4 Variance</text:p>
          </table:table-cell>
          <table:table-cell office:value-type="string">
            <text:p>S Flatness Mean</text:p>
          </table:table-cell>
          <table:table-cell office:value-type="string">
            <text:p>Mfcc 1 Mean</text:p>
          </table:table-cell>
          <table:table-cell office:value-type="string">
            <text:p>Mfcc 1 Mean</text:p>
          </table:table-cell>
        </table:table-row>
        <table:table-row table:style-name="ro2">
          <table:table-cell office:value-type="string">
            <text:p>S Centroid Mean</text:p>
          </table:table-cell>
          <table:table-cell office:value-type="string">
            <text:p>Mfcc 1 Mean</text:p>
          </table:table-cell>
          <table:table-cell office:value-type="string">
            <text:p>Mfcc 3 Variance</text:p>
          </table:table-cell>
          <table:table-cell office:value-type="string">
            <text:p>S Crest Mean</text:p>
          </table:table-cell>
          <table:table-cell office:value-type="string">
            <text:p>Mfcc 1 Mean</text:p>
          </table:table-cell>
          <table:table-cell office:value-type="string">
            <text:p>T Predictivity Ratio Mean</text:p>
          </table:table-cell>
          <table:table-cell office:value-type="string">
            <text:p>S Flatness Mean</text:p>
          </table:table-cell>
        </table:table-row>
        <table:table-row table:style-name="ro2">
          <table:table-cell office:value-type="string">
            <text:p>S Spread Mean</text:p>
          </table:table-cell>
          <table:table-cell office:value-type="string">
            <text:p>T Rms Mean</text:p>
          </table:table-cell>
          <table:table-cell office:value-type="string">
            <text:p>FP DLF</text:p>
          </table:table-cell>
          <table:table-cell office:value-type="string">
            <text:p>T Predictivity Ratio Mean</text:p>
          </table:table-cell>
          <table:table-cell office:value-type="string">
            <text:p>T Predictivity Ratio Mean</text:p>
          </table:table-cell>
          <table:table-cell office:value-type="string">
            <text:p>S Flatness Mean</text:p>
          </table:table-cell>
          <table:table-cell office:value-type="string">
            <text:p>T Peak Envelope Min Mean</text:p>
          </table:table-cell>
        </table:table-row>
        <table:table-row table:style-name="ro2">
          <table:table-cell office:value-type="string">
            <text:p>S Rolloff Mean</text:p>
          </table:table-cell>
          <table:table-cell office:value-type="string">
            <text:p>T Peak Envelope Min Mean</text:p>
          </table:table-cell>
          <table:table-cell office:value-type="string">
            <text:p>Mfcc 5 Mean</text:p>
          </table:table-cell>
          <table:table-cell office:value-type="string">
            <text:p>T Peak Envelope Max Kurtosis</text:p>
          </table:table-cell>
          <table:table-cell table:number-columns-repeated="2" office:value-type="string">
            <text:p>S Crest Mean</text:p>
          </table:table-cell>
          <table:table-cell office:value-type="string">
            <text:p>S Slope Mean</text:p>
          </table:table-cell>
        </table:table-row>
        <table:table-row table:style-name="ro2">
          <table:table-cell office:value-type="string">
            <text:p>S Crest Mean</text:p>
          </table:table-cell>
          <table:table-cell office:value-type="string">
            <text:p>S Flux Mean</text:p>
          </table:table-cell>
          <table:table-cell office:value-type="string">
            <text:p>FP Bass</text:p>
          </table:table-cell>
          <table:table-cell office:value-type="string">
            <text:p>Mfcc 1 Kurtosis</text:p>
          </table:table-cell>
          <table:table-cell table:number-columns-repeated="2" office:value-type="string">
            <text:p>S Spread Mean</text:p>
          </table:table-cell>
          <table:table-cell office:value-type="string">
            <text:p>T Max Acf Mean</text:p>
          </table:table-cell>
        </table:table-row>
        <table:table-row table:style-name="ro2">
          <table:table-cell office:value-type="string">
            <text:p>S Kurtosis Mean</text:p>
          </table:table-cell>
          <table:table-cell office:value-type="string">
            <text:p>T Std Mean</text:p>
          </table:table-cell>
          <table:table-cell office:value-type="string">
            <text:p>S Kurtosis Variance</text:p>
          </table:table-cell>
          <table:table-cell office:value-type="string">
            <text:p>T Peak Envelope Max Skewness</text:p>
          </table:table-cell>
          <table:table-cell office:value-type="string">
            <text:p>S Kurtosis Mean</text:p>
          </table:table-cell>
          <table:table-cell office:value-type="string">
            <text:p>S Kurtosis Mean</text:p>
          </table:table-cell>
          <table:table-cell office:value-type="string">
            <text:p>T Rms Mean</text:p>
          </table:table-cell>
        </table:table-row>
        <table:table-row table:style-name="ro2">
          <table:table-cell office:value-type="string">
            <text:p>T Predictivity Ratio Mean</text:p>
          </table:table-cell>
          <table:table-cell office:value-type="string">
            <text:p>T Peak Envelope Max Mean</text:p>
          </table:table-cell>
          <table:table-cell office:value-type="string">
            <text:p>S Flatness Variance</text:p>
          </table:table-cell>
          <table:table-cell office:value-type="string">
            <text:p>T Std Kurtosis</text:p>
          </table:table-cell>
          <table:table-cell office:value-type="string">
            <text:p>Mfcc 2 Mean</text:p>
          </table:table-cell>
          <table:table-cell office:value-type="string">
            <text:p>T Peak Envelope Min Mean</text:p>
          </table:table-cell>
          <table:table-cell office:value-type="string">
            <text:p>T Peak Envelope Max Mean</text:p>
          </table:table-cell>
        </table:table-row>
        <table:table-row table:style-name="ro2">
          <table:table-cell office:value-type="string">
            <text:p>S Rolloff Skewness</text:p>
          </table:table-cell>
          <table:table-cell table:number-columns-repeated="2" office:value-type="string">
            <text:p>WCH 16</text:p>
          </table:table-cell>
          <table:table-cell office:value-type="string">
            <text:p>Mfcc 1 Mean</text:p>
          </table:table-cell>
          <table:table-cell office:value-type="string">
            <text:p>T Max Acf Skewness</text:p>
          </table:table-cell>
          <table:table-cell office:value-type="string">
            <text:p>S Rolloff Mean</text:p>
          </table:table-cell>
          <table:table-cell office:value-type="string">
            <text:p>S Flux Mean</text:p>
          </table:table-cell>
        </table:table-row>
        <table:table-row table:style-name="ro2">
          <table:table-cell office:value-type="string">
            <text:p>S Skewness Mean</text:p>
          </table:table-cell>
          <table:table-cell office:value-type="string">
            <text:p>S Flatness Mean</text:p>
          </table:table-cell>
          <table:table-cell office:value-type="string">
            <text:p>Mfcc 4 Mean</text:p>
          </table:table-cell>
          <table:table-cell office:value-type="string">
            <text:p>T Rms Skewness</text:p>
          </table:table-cell>
          <table:table-cell office:value-type="string">
            <text:p>T Max Acf Mean</text:p>
          </table:table-cell>
          <table:table-cell office:value-type="string">
            <text:p>T Max Acf Mean</text:p>
          </table:table-cell>
          <table:table-cell office:value-type="string">
            <text:p>T Predictivity Ratio Mean</text:p>
          </table:table-cell>
        </table:table-row>
        <table:table-row table:style-name="ro2">
          <table:table-cell office:value-type="string">
            <text:p>S Centroid Variance</text:p>
          </table:table-cell>
          <table:table-cell office:value-type="string">
            <text:p>WCH 12</text:p>
          </table:table-cell>
          <table:table-cell office:value-type="string">
            <text:p>T Acf Coeff Skewness</text:p>
          </table:table-cell>
          <table:table-cell office:value-type="string">
            <text:p>S Flatness Mean</text:p>
          </table:table-cell>
          <table:table-cell office:value-type="string">
            <text:p>T Predictivity Ratio Skewness</text:p>
          </table:table-cell>
          <table:table-cell office:value-type="string">
            <text:p>T Peak Envelope Max Mean</text:p>
          </table:table-cell>
          <table:table-cell office:value-type="string">
            <text:p>S Crest Mean</text:p>
          </table:table-cell>
        </table:table-row>
        <table:table-row table:style-name="ro2">
          <table:table-cell office:value-type="string">
            <text:p>ZCR Variance</text:p>
          </table:table-cell>
          <table:table-cell office:value-type="string">
            <text:p>Mfcc 13 Variance</text:p>
          </table:table-cell>
          <table:table-cell office:value-type="string">
            <text:p>S Centroid Mean</text:p>
          </table:table-cell>
          <table:table-cell office:value-type="string">
            <text:p>ZCR Mean</text:p>
          </table:table-cell>
          <table:table-cell office:value-type="string">
            <text:p>S Rolloff Mean</text:p>
          </table:table-cell>
          <table:table-cell office:value-type="string">
            <text:p>Mfcc 2 Mean</text:p>
          </table:table-cell>
          <table:table-cell office:value-type="string">
            <text:p>T Max Acf Skewness</text:p>
          </table:table-cell>
        </table:table-row>
        <table:table-row table:style-name="ro2">
          <table:table-cell office:value-type="string">
            <text:p>S Flatness Mean</text:p>
          </table:table-cell>
          <table:table-cell office:value-type="string">
            <text:p>T Max Acf Mean</text:p>
          </table:table-cell>
          <table:table-cell office:value-type="string">
            <text:p>FP Max</text:p>
          </table:table-cell>
          <table:table-cell office:value-type="string">
            <text:p>t Std Skewness</text:p>
          </table:table-cell>
          <table:table-cell office:value-type="string">
            <text:p>S Flatness Skewness</text:p>
          </table:table-cell>
          <table:table-cell office:value-type="string">
            <text:p>S Slope Mean</text:p>
          </table:table-cell>
          <table:table-cell office:value-type="string">
            <text:p>S Rolloff Mean</text:p>
          </table:table-cell>
        </table:table-row>
        <table:table-row table:style-name="ro2">
          <table:table-cell office:value-type="string">
            <text:p>T Acf Coeff</text:p>
          </table:table-cell>
          <table:table-cell office:value-type="string">
            <text:p>S Kurtosis Mean</text:p>
          </table:table-cell>
          <table:table-cell office:value-type="string">
            <text:p>S Kurtosis Mean</text:p>
          </table:table-cell>
          <table:table-cell office:value-type="string">
            <text:p>S Spread Mean</text:p>
          </table:table-cell>
          <table:table-cell office:value-type="string">
            <text:p>ZCR Mean</text:p>
          </table:table-cell>
          <table:table-cell office:value-type="string">
            <text:p>S Flux Mean</text:p>
          </table:table-cell>
          <table:table-cell office:value-type="string">
            <text:p>T Std Mean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12/02/2014</text:date>, <text:time>22:0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20:11:55.21</meta:creation-date>
    <dc:date>2014-12-02T22:04:56.98</dc:date>
    <meta:editing-duration>PT1H6M48S</meta:editing-duration>
    <meta:editing-cycles>1</meta:editing-cycles>
    <meta:document-statistic meta:table-count="3" meta:cell-count="98" meta:object-count="0"/>
    <meta:generator>OpenOffice.org/3.4$Win32 OpenOffice.org_project/340m1$Build-9590</meta:generator>
  </office:meta>
</office:document-meta>
</file>